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graphics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e6e6e6" draw:textarea-horizontal-align="center" draw:textarea-vertical-align="middle"/>
    </style:style>
    <style:style style:name="gr2" style:family="graphic" style:parent-style-name="standard">
      <style:graphic-properties draw:fill="solid" draw:fill-color="#999999" draw:textarea-horizontal-align="center" draw:textarea-vertical-align="middle"/>
    </style:style>
    <style:style style:name="gr3" style:family="graphic" style:parent-style-name="standard">
      <style:graphic-properties draw:fill="solid" draw:fill-color="#33cc66" draw:textarea-horizontal-align="center" draw:textarea-vertical-align="middle" draw:shadow="visible"/>
    </style:style>
    <style:style style:name="gr4" style:family="graphic" style:parent-style-name="standard">
      <style:graphic-properties draw:fill="solid" draw:fill-color="#00dcff" draw:textarea-horizontal-align="center" draw:textarea-vertical-align="middle" draw:shadow="visible"/>
    </style:style>
    <style:style style:name="gr5" style:family="graphic" style:parent-style-name="standard">
      <style:graphic-properties draw:fill="solid" draw:fill-color="#ffffcc" draw:textarea-horizontal-align="center" draw:textarea-vertical-align="middle" draw:shadow="visible"/>
    </style:style>
    <style:style style:name="gr6" style:family="graphic" style:parent-style-name="standard">
      <style:graphic-properties draw:fill="solid" draw:fill-color="#33cc66" draw:textarea-horizontal-align="center" draw:textarea-vertical-align="middle"/>
    </style:style>
    <style:style style:name="gr7" style:family="graphic" style:parent-style-name="standard">
      <style:graphic-properties draw:fill="solid" draw:fill-color="#00dcff" draw:textarea-horizontal-align="center" draw:textarea-vertical-align="middle"/>
    </style:style>
    <style:style style:name="gr8" style:family="graphic" style:parent-style-name="standard">
      <style:graphic-properties draw:stroke="none" svg:stroke-color="#000000" draw:fill="none" draw:fill-color="#ffffff" fo:min-height="0.508cm" draw:shadow="hidden"/>
    </style:style>
    <style:style style:name="gr9" style:family="graphic" style:parent-style-name="standard">
      <style:graphic-properties draw:fill="none" draw:fill-color="#c0c0c0" draw:textarea-horizontal-align="center" draw:textarea-vertical-align="middle"/>
    </style:style>
    <style:style style:name="gr10" style:family="graphic" style:parent-style-name="standard">
      <style:graphic-properties draw:fill="solid" draw:fill-color="#e6e6ff" draw:textarea-horizontal-align="center" draw:textarea-vertical-align="middle"/>
    </style:style>
    <style:style style:name="gr11" style:family="graphic" style:parent-style-name="standard">
      <style:graphic-properties draw:textarea-horizontal-align="center" draw:textarea-vertical-align="middle"/>
    </style:style>
    <style:style style:name="gr12" style:family="graphic" style:parent-style-name="standard">
      <style:graphic-properties draw:fill="solid" draw:fill-color="#ffffff" draw:textarea-horizontal-align="center" draw:textarea-vertical-align="middle" draw:shadow="visible"/>
    </style:style>
    <style:style style:name="gr13" style:family="graphic" style:parent-style-name="standard">
      <style:graphic-properties draw:stroke="dash" draw:stroke-dash="Ultrafine_20_Dashed" draw:fill="none" draw:textarea-horizontal-align="center" draw:textarea-vertical-align="middle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5" style:family="graphic" style:parent-style-name="standard">
      <style:graphic-properties draw:fill="solid" draw:fill-color="#e6e6ff" draw:textarea-horizontal-align="center" draw:textarea-vertical-align="middle"/>
    </style:style>
    <style:style style:name="gr16" style:family="graphic" style:parent-style-name="standard">
      <style:graphic-properties draw:fill="solid" draw:fill-color="#ffffcc" draw:textarea-horizontal-align="center" draw:textarea-vertical-align="middle"/>
    </style:style>
    <style:style style:name="gr17" style:family="graphic" style:parent-style-name="standard">
      <style:graphic-properties draw:fill="solid" draw:fill-color="#9966cc" draw:textarea-horizontal-align="center" draw:textarea-vertical-align="middle" draw:shadow="visible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font-size="10pt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fo:text-indent="0cm"/>
      <style:text-properties fo:font-size="10pt"/>
    </style:style>
    <style:style style:name="P6" style:family="paragraph">
      <style:text-properties fo:font-size="12pt"/>
    </style:style>
    <style:style style:name="P7" style:family="paragraph">
      <style:text-properties fo:font-size="14pt"/>
    </style:style>
    <style:style style:name="T1" style:family="text">
      <style:text-properties fo:font-size="10pt"/>
    </style:style>
    <style:style style:name="T2" style:family="text">
      <style:text-properties fo:font-size="10pt" fo:font-weight="bold"/>
    </style:style>
    <style:style style:name="T3" style:family="text">
      <style:text-properties fo:font-size="14pt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line draw:style-name="gr1" draw:text-style-name="P1" draw:layer="layout" svg:x1="15.833cm" svg:y1="2.032cm" svg:x2="15.832cm" svg:y2="1.21cm">
          <text:p text:style-name="P4"/>
        </draw:line>
        <draw:rect draw:style-name="gr2" draw:text-style-name="P3" draw:layer="layout" svg:width="1.464cm" svg:height="0.714cm" svg:x="4.075cm" svg:y="3.616cm">
          <text:p text:style-name="P2"><text:span text:style-name="T1">Module</text:span></text:p>
          <text:p text:style-name="P2"><text:span text:style-name="T1">manager</text:span></text:p>
        </draw:rect>
        <draw:rect draw:style-name="gr3" draw:text-style-name="P3" draw:layer="layout" svg:width="1.503cm" svg:height="1.222cm" svg:x="5.986cm" svg:y="3.616cm">
          <text:p text:style-name="P2"><text:span text:style-name="T1">Parse</text:span></text:p>
          <text:p text:style-name="P2"><text:span text:style-name="T1">table</text:span></text:p>
          <text:p text:style-name="P2"><text:span text:style-name="T1">generator</text:span></text:p>
        </draw:rect>
        <draw:rect draw:style-name="gr4" draw:text-style-name="P3" draw:layer="layout" svg:width="1.744cm" svg:height="0.762cm" svg:x="11.97cm" svg:y="3.616cm">
          <text:p text:style-name="P2"><text:span text:style-name="T1">ASF</text:span></text:p>
          <text:p text:style-name="P2"><text:span text:style-name="T1">interpreter</text:span></text:p>
        </draw:rect>
        <draw:rect draw:style-name="gr4" draw:text-style-name="P3" draw:layer="layout" svg:width="1.744cm" svg:height="0.763cm" svg:x="14.4cm" svg:y="3.616cm">
          <text:p text:style-name="P2"><text:span text:style-name="T1">ASF</text:span></text:p>
          <text:p text:style-name="P2"><text:span text:style-name="T1">compiler</text:span></text:p>
        </draw:rect>
        <draw:rect draw:style-name="gr5" draw:text-style-name="P3" draw:layer="layout" svg:width="1.294cm" svg:height="0.714cm" svg:x="2.479cm" svg:y="0.507cm">
          <text:p text:style-name="P2"><text:span text:style-name="T1">Text</text:span></text:p>
          <text:p text:style-name="P2"><text:span text:style-name="T1">editor</text:span></text:p>
        </draw:rect>
        <draw:rect draw:style-name="gr2" draw:text-style-name="P3" draw:layer="layout" svg:width="2.103cm" svg:height="0.714cm" svg:x="0.52cm" svg:y="3.616cm">
          <text:p text:style-name="P2"><text:span text:style-name="T1">Configuration</text:span></text:p>
          <text:p text:style-name="P2"><text:span text:style-name="T1">manager</text:span></text:p>
        </draw:rect>
        <draw:rect draw:style-name="gr6" draw:text-style-name="P3" draw:layer="layout" svg:width="1.744cm" svg:height="0.714cm" svg:x="6.468cm" svg:y="0.507cm">
          <text:p text:style-name="P2"><text:span text:style-name="T1">SDF</text:span></text:p>
          <text:p text:style-name="P2"><text:span text:style-name="T1">operations</text:span></text:p>
        </draw:rect>
        <draw:rect draw:style-name="gr4" draw:text-style-name="P3" draw:layer="layout" svg:width="1.744cm" svg:height="0.75cm" svg:x="13.144cm" svg:y="0.507cm">
          <text:p text:style-name="P2"><text:span text:style-name="T1">ASF</text:span></text:p>
          <text:p text:style-name="P2"><text:span text:style-name="T1">checker</text:span></text:p>
        </draw:rect>
        <draw:rect draw:style-name="gr3" draw:text-style-name="P3" draw:layer="layout" svg:width="1.744cm" svg:height="0.714cm" svg:x="8.596cm" svg:y="0.507cm">
          <text:p text:style-name="P2"><text:span text:style-name="T1">SDF</text:span></text:p>
          <text:p text:style-name="P2"><text:span text:style-name="T1">checker</text:span></text:p>
        </draw:rect>
        <draw:rect draw:style-name="gr7" draw:text-style-name="P3" draw:layer="layout" svg:width="1.744cm" svg:height="0.752cm" svg:x="11.281cm" svg:y="0.507cm">
          <text:p text:style-name="P2"><text:span text:style-name="T1">ASF</text:span></text:p>
          <text:p text:style-name="P2"><text:span text:style-name="T1">operations</text:span></text:p>
        </draw:rect>
        <draw:line draw:style-name="gr1" draw:text-style-name="P1" draw:layer="layout" svg:x1="3.398cm" svg:y1="2.732cm" svg:x2="3.398cm" svg:y2="3.676cm">
          <text:p text:style-name="P4"/>
        </draw:line>
        <draw:line draw:style-name="gr1" draw:text-style-name="P1" draw:layer="layout" svg:x1="4.838cm" svg:y1="2.758cm" svg:x2="4.838cm" svg:y2="3.641cm">
          <text:p text:style-name="P4"/>
        </draw:line>
        <draw:line draw:style-name="gr1" draw:text-style-name="P1" draw:layer="layout" svg:x1="6.822cm" svg:y1="2.746cm" svg:x2="6.822cm" svg:y2="3.629cm">
          <text:p text:style-name="P4"/>
        </draw:line>
        <draw:line draw:style-name="gr1" draw:text-style-name="P1" draw:layer="layout" svg:x1="8.249cm" svg:y1="2.733cm" svg:x2="8.249cm" svg:y2="3.64cm">
          <text:p text:style-name="P4"/>
        </draw:line>
        <draw:line draw:style-name="gr1" draw:text-style-name="P1" draw:layer="layout" svg:x1="12.821cm" svg:y1="2.734cm" svg:x2="12.821cm" svg:y2="3.642cm">
          <text:p text:style-name="P4"/>
        </draw:line>
        <draw:line draw:style-name="gr1" draw:text-style-name="P1" draw:layer="layout" svg:x1="15.191cm" svg:y1="2.711cm" svg:x2="15.191cm" svg:y2="3.618cm">
          <text:p text:style-name="P4"/>
        </draw:line>
        <draw:line draw:style-name="gr1" draw:text-style-name="P1" draw:layer="layout" svg:x1="3.12cm" svg:y1="1.996cm" svg:x2="3.121cm" svg:y2="1.246cm">
          <text:p text:style-name="P4"/>
        </draw:line>
        <draw:line draw:style-name="gr1" draw:text-style-name="P1" draw:layer="layout" svg:x1="4.79cm" svg:y1="2.008cm" svg:x2="4.79cm" svg:y2="1.246cm">
          <text:p text:style-name="P4"/>
        </draw:line>
        <draw:line draw:style-name="gr1" draw:text-style-name="P1" draw:layer="layout" svg:x1="7.318cm" svg:y1="2.032cm" svg:x2="7.318cm" svg:y2="1.246cm">
          <text:p text:style-name="P4"/>
        </draw:line>
        <draw:line draw:style-name="gr1" draw:text-style-name="P1" draw:layer="layout" svg:x1="9.386cm" svg:y1="1.984cm" svg:x2="9.386cm" svg:y2="1.234cm">
          <text:p text:style-name="P4"/>
        </draw:line>
        <draw:line draw:style-name="gr1" draw:text-style-name="P1" draw:layer="layout" svg:x1="12.143cm" svg:y1="2.008cm" svg:x2="12.143cm" svg:y2="1.282cm">
          <text:p text:style-name="P4"/>
        </draw:line>
        <draw:line draw:style-name="gr1" draw:text-style-name="P1" draw:layer="layout" svg:x1="13.946cm" svg:y1="2.032cm" svg:x2="13.945cm" svg:y2="1.246cm">
          <text:p text:style-name="P4"/>
        </draw:line>
        <draw:g>
          <draw:frame draw:style-name="gr8" draw:text-style-name="P5" draw:layer="layout" svg:width="13.388cm" svg:height="1.827cm" svg:x="0.965cm" svg:y="7.149cm">
            <draw:text-box>
              <text:p text:style-name="P4"><text:span text:style-name="T2">Key</text:span><text:span text:style-name="T1"> <text:s text:c="15"/>= component <text:s text:c="16"/>= component with multiple instances</text:span></text:p>
              <text:p text:style-name="P4"><text:span text:style-name="T1"/></text:p>
              <text:p text:style-name="P4"><text:span text:style-name="T1"/></text:p>
              <text:p text:style-name="P4"><text:span text:style-name="T1"><text:s text:c="23"/></text:span><text:span text:style-name="T1">= ToolBus <text:s text:c="20"/>= interacts with</text:span></text:p>
            </draw:text-box>
          </draw:frame>
          <draw:g>
            <draw:rect draw:style-name="gr9" draw:text-style-name="P1" draw:layer="layout" svg:width="0.556cm" svg:height="0.544cm" svg:x="2.13cm" svg:y="7.076cm">
              <text:p text:style-name="P4"/>
            </draw:rect>
            <draw:rect draw:style-name="gr10" draw:text-style-name="P1" draw:layer="layout" svg:width="1.282cm" svg:height="0.459cm" svg:x="1.804cm" svg:y="8.357cm">
              <text:p text:style-name="P4"/>
            </draw:rect>
            <draw:line draw:style-name="gr11" draw:text-style-name="P1" draw:layer="layout" svg:x1="5.795cm" svg:y1="8.66cm" svg:x2="6.412cm" svg:y2="8.66cm">
              <text:p text:style-name="P4"/>
            </draw:line>
            <draw:rect draw:style-name="gr12" draw:text-style-name="P1" draw:layer="layout" svg:width="0.543cm" svg:height="0.544cm" svg:x="5.722cm" svg:y="7.197cm">
              <text:p text:style-name="P4"/>
            </draw:rect>
          </draw:g>
        </draw:g>
        <draw:rect draw:style-name="gr13" draw:text-style-name="P1" draw:layer="layout" svg:width="5.435cm" svg:height="5.298cm" svg:x="0.359cm" svg:y="0.375cm">
          <text:p text:style-name="P4"/>
        </draw:rect>
        <draw:rect draw:style-name="gr13" draw:text-style-name="P1" draw:layer="layout" svg:width="5.204cm" svg:height="5.298cm" svg:x="5.863cm" svg:y="0.375cm">
          <text:p text:style-name="P4"/>
        </draw:rect>
        <draw:rect draw:style-name="gr13" draw:text-style-name="P1" draw:layer="layout" svg:width="5.758cm" svg:height="5.298cm" svg:x="11.139cm" svg:y="0.385cm">
          <text:p text:style-name="P4"/>
        </draw:rect>
        <draw:frame draw:style-name="gr14" draw:text-style-name="P6" draw:layer="layout" svg:width="1.933cm" svg:height="0.806cm" svg:x="1.597cm" svg:y="4.85cm">
          <draw:text-box>
            <text:p text:style-name="P4"><text:span text:style-name="T3">Kernel</text:span></text:p>
          </draw:text-box>
        </draw:frame>
        <draw:frame draw:style-name="gr14" draw:text-style-name="P7" draw:layer="layout" svg:width="1.493cm" svg:height="0.806cm" svg:x="7.5cm" svg:y="4.911cm">
          <draw:text-box>
            <text:p text:style-name="P4"><text:span text:style-name="T3">SDF</text:span></text:p>
          </draw:text-box>
        </draw:frame>
        <draw:frame draw:style-name="gr14" draw:text-style-name="P7" draw:layer="layout" svg:width="1.463cm" svg:height="0.806cm" svg:x="13.402cm" svg:y="4.85cm">
          <draw:text-box>
            <text:p text:style-name="P4"><text:span text:style-name="T3">ASF</text:span></text:p>
          </draw:text-box>
        </draw:frame>
        <draw:rect draw:style-name="gr15" draw:text-style-name="P3" draw:layer="layout" svg:width="16.231cm" svg:height="0.726cm" svg:x="0.508cm" svg:y="1.995cm">
          <text:p text:style-name="P3">ToolBus</text:p>
        </draw:rect>
        <draw:rect draw:style-name="gr16" draw:text-style-name="P3" draw:layer="layout" svg:width="1.464cm" svg:height="0.714cm" svg:x="0.663cm" svg:y="0.507cm">
          <text:p text:style-name="P3">GUI</text:p>
        </draw:rect>
        <draw:rect draw:style-name="gr4" draw:text-style-name="P3" draw:layer="layout" svg:width="1.744cm" svg:height="0.714cm" svg:x="15.007cm" svg:y="0.507cm">
          <text:p text:style-name="P3">ASF+SDF</text:p>
          <text:p text:style-name="P3">checker</text:p>
        </draw:rect>
        <draw:line draw:style-name="gr11" draw:text-style-name="P1" draw:layer="layout" svg:x1="9.906cm" svg:y1="2.734cm" svg:x2="9.906cm" svg:y2="3.629cm">
          <text:p text:style-name="P4"/>
        </draw:line>
        <draw:rect draw:style-name="gr2" draw:text-style-name="P3" draw:layer="layout" svg:width="1.173cm" svg:height="0.714cm" svg:x="2.782cm" svg:y="3.616cm">
          <text:p text:style-name="P2"><text:span text:style-name="T1">Term</text:span></text:p>
          <text:p text:style-name="P2"><text:span text:style-name="T1">store</text:span></text:p>
        </draw:rect>
        <draw:line draw:style-name="gr1" draw:text-style-name="P1" draw:layer="layout" svg:x1="1.62cm" svg:y1="2.732cm" svg:x2="1.62cm" svg:y2="3.676cm">
          <text:p text:style-name="P4"/>
        </draw:line>
        <draw:line draw:style-name="gr1" draw:text-style-name="P1" draw:layer="layout" svg:x1="1.391cm" svg:y1="1.208cm" svg:x2="1.391cm" svg:y2="1.996cm">
          <text:p text:style-name="P4"/>
        </draw:line>
        <draw:rect draw:style-name="gr3" draw:text-style-name="P3" draw:layer="layout" svg:width="1.354cm" svg:height="0.641cm" svg:x="7.596cm" svg:y="3.616cm">
          <text:p text:style-name="P2"><text:span text:style-name="T1">Parser</text:span></text:p>
        </draw:rect>
        <draw:rect draw:style-name="gr17" draw:text-style-name="P3" draw:layer="layout" svg:width="1.947cm" svg:height="0.63cm" svg:x="9.047cm" svg:y="3.616cm">
          <text:p text:style-name="P2"><text:span text:style-name="T1">Prettyprinter</text:span></text:p>
        </draw:rect>
        <draw:rect draw:style-name="gr5" draw:text-style-name="P3" draw:layer="layout" svg:width="1.464cm" svg:height="0.714cm" svg:x="4.063cm" svg:y="0.507cm">
          <text:p text:style-name="P2"><text:span text:style-name="T1">Structure</text:span></text:p>
          <text:p text:style-name="P2"><text:span text:style-name="T1">editor</text:span></text:p>
        </draw:rect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pitch-asian="variable" style:font-size-asian="24pt" style:language-asian="none" style:country-asian="none" style:font-family-complex="Lucidasans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Albany AMT'" style:font-family-generic="roman" style:font-pitch="variable" fo:font-size="18pt" fo:font-style="normal" fo:text-shadow="none" style:text-underline-style="none" fo:font-weight="normal" style:font-family-asian="'Albany AMT'" style:font-pitch-asian="variable" style:font-size-asian="18pt" style:font-style-asian="normal" style:font-weight-asian="normal" style:font-family-complex="Lucidasan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9.701cm" fo:page-height="20.989cm" style:print-orientation="landscape"/>
    </style:page-layout>
    <style:page-layout style:name="PM1">
      <style:page-layout-properties fo:margin-top="0.313cm" fo:margin-bottom="1.309cm" fo:margin-left="0.347cm" fo:margin-right="0.394cm" fo:page-width="20.989cm" fo:page-height="29.701cm" style:print-orientation="portrait"/>
    </style:page-layout>
    <style:style style:name="dp1" style:family="drawing-page">
      <style:drawing-page-properties draw:background-size="border" draw:fill="non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1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Linux OpenOffice.org_project/680$Build-8825</meta:generator>
    <meta:creation-date>2006-09-30T23:40:27</meta:creation-date>
    <dc:date>2006-10-22T14:19:57</dc:date>
    <dc:language>en-US</dc:language>
    <meta:editing-cycles>17</meta:editing-cycles>
    <meta:editing-duration>P3DT17H19M50S</meta:editing-duration>
    <meta:user-defined meta:name="Info 1"/>
    <meta:user-defined meta:name="Info 2"/>
    <meta:user-defined meta:name="Info 3"/>
    <meta:user-defined meta:name="Info 4"/>
    <meta:document-statistic meta:object-count="46"/>
  </office:meta>
</office:document-meta>
</file>